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A5000000AB59413A7F4CDB3B8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/>
      <style:text-properties fo:font-style="italic" fo:background-color="#c0c0c0" style:font-style-asian="italic" style:font-style-complex="italic"/>
    </style:style>
    <style:style style:name="P2" style:family="paragraph" style:parent-style-name="Text_20_body">
      <style:paragraph-properties fo:margin-left="0.5in" fo:margin-right="0in" fo:text-indent="0in" style:auto-text-indent="false"/>
    </style:style>
    <style:style style:name="P3" style:family="paragraph" style:parent-style-name="Standard">
      <style:paragraph-properties style:punctuation-wrap="hanging" style:writing-mode="lr-tb"/>
    </style:style>
    <style:style style:name="P4" style:family="paragraph" style:parent-style-name="Standard">
      <style:paragraph-properties fo:margin-left="0.75in" fo:margin-right="0in" fo:text-indent="0in" style:auto-text-indent="false"/>
    </style:style>
    <style:style style:name="P5" style:family="paragraph" style:parent-style-name="Standard">
      <style:paragraph-properties fo:margin-left="0.75in" fo:margin-right="0in" fo:text-indent="0in" style:auto-text-indent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left="0.75in" fo:margin-right="0in" fo:text-indent="0in" style:auto-text-indent="false"/>
    </style:style>
    <style:style style:name="P7" style:family="paragraph" style:parent-style-name="Text_20_body">
      <style:paragraph-properties fo:margin-left="0.75in" fo:margin-right="0in" fo:text-indent="0in" style:auto-text-indent="false"/>
      <style:text-properties fo:font-style="italic" fo:background-color="#c0c0c0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text-properties fo:font-style="italic" fo:background-color="#c0c0c0" style:font-style-asian="italic" style:font-style-complex="italic"/>
    </style:style>
    <style:style style:name="P11" style:family="paragraph" style:parent-style-name="Text_20_body">
      <style:text-properties fo:font-style="italic" style:font-style-asian="italic" style:font-style-complex="italic"/>
    </style:style>
    <style:style style:name="P12" style:family="paragraph" style:parent-style-name="Text_20_body">
      <style:text-properties fo:font-size="11pt" fo:background-color="#c0c0c0" style:font-size-asian="11pt" style:font-size-complex="11pt"/>
    </style:style>
    <style:style style:name="P13" style:family="paragraph" style:parent-style-name="Text_20_body">
      <style:paragraph-properties fo:margin-top="0in" fo:margin-bottom="0.0972in" loext:contextual-spacing="false"/>
    </style:style>
    <style:style style:name="P14" style:family="paragraph" style:parent-style-name="Contents_20_Heading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Title" style:master-page-name="Standard">
      <style:paragraph-properties fo:margin-top="0.1665in" fo:margin-bottom="0.0835in" loext:contextual-spacing="false" fo:text-align="center" style:justify-single-word="false" style:page-number="auto"/>
    </style:style>
    <style:style style:name="P20" style:family="paragraph" style:parent-style-name="Heading_20_2" style:list-style-name="WWNum2"/>
    <style:style style:name="P21" style:family="paragraph" style:parent-style-name="Heading_20_4" style:list-style-name="WWNum2"/>
    <style:style style:name="P22" style:family="paragraph" style:parent-style-name="Heading_20_4" style:list-style-name="">
      <style:paragraph-properties fo:margin-left="0in" fo:margin-right="0in" fo:text-indent="0in" style:auto-text-indent="false"/>
    </style:style>
    <style:style style:name="P23" style:family="paragraph" style:parent-style-name="Text_20_body" style:list-style-name="WWNum3"/>
    <style:style style:name="P24" style:family="paragraph" style:parent-style-name="Text_20_body" style:list-style-name="WWNum4"/>
    <style:style style:name="P25" style:family="paragraph" style:parent-style-name="Text_20_body" style:list-style-name="WWNum5">
      <style:text-properties fo:font-style="normal" style:font-style-asian="normal" style:font-style-complex="normal"/>
    </style:style>
    <style:style style:name="P26" style:family="paragraph" style:parent-style-name="Text_20_body" style:list-style-name="WWNum7"/>
    <style:style style:name="P27" style:family="paragraph" style:parent-style-name="Text_20_body" style:list-style-name="WWNum6"/>
    <style:style style:name="P28" style:family="paragraph">
      <loext:graphic-properties draw:fill="solid" draw:fill-color="#eeeeee"/>
      <style:paragraph-properties fo:text-align="start"/>
      <style:text-properties fo:color="#000000" fo:font-size="18pt"/>
    </style:style>
    <style:style style:name="T1" style:family="text">
      <style:text-properties officeooo:rsid="0014af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background-color="#c0c0c0" loext:char-shading-value="0" style:font-style-asian="italic" style:font-style-complex="italic"/>
    </style:style>
    <style:style style:name="T5" style:family="text">
      <style:text-properties fo:color="#cc7832" style:font-name="DejaVu Sans Mono" fo:font-size="9pt" fo:font-style="italic" fo:font-weight="bold" style:font-size-asian="9pt" style:font-style-asian="italic" style:font-weight-asian="bold" style:font-name-complex="DejaVu Sans Mono1" style:font-style-complex="italic" style:font-weight-complex="bold"/>
    </style:style>
    <style:style style:name="T6" style:family="text">
      <style:text-properties fo:color="#a9b7c6" style:font-name="DejaVu Sans Mono" fo:font-size="9pt" fo:font-style="italic" fo:font-weight="bold" style:font-size-asian="9pt" style:font-style-asian="italic" style:font-weight-asian="bold" style:font-name-complex="DejaVu Sans Mono1" style:font-style-complex="italic" style:font-weight-complex="bold"/>
    </style:style>
    <style:style style:name="T7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solid" draw:fill-color="#eeeee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CCBUS</text:p>
      <text:p text:style-name="P17">Connect DB Tool</text:p>
      <text:p text:style-name="P8"/>
      <text:table-of-content text:style-name="Sect1" text:protected="true" text:name="Table of Contents1">
        <text:table-of-content-source text:outline-level="9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">Table of Contents</text:p>
          </text:index-title>
          <text:p text:style-name="P16"><text:a xlink:type="simple" xlink:href="#__RefHeading___Toc2790_2669661622" text:style-name="Index_20_Link" text:visited-style-name="Index_20_Link">1 Introduction<text:tab/>1</text:a></text:p>
          <text:p text:style-name="P16"><text:a xlink:type="simple" xlink:href="#__RefHeading___Toc2792_2669661622" text:style-name="Index_20_Link" text:visited-style-name="Index_20_Link">2 Requirements<text:tab/>1</text:a></text:p>
          <text:p text:style-name="P16"><text:a xlink:type="simple" xlink:href="#__RefHeading___Toc2794_2669661622" text:style-name="Index_20_Link" text:visited-style-name="Index_20_Link">3 Installation<text:tab/>1</text:a></text:p>
          <text:p text:style-name="P16"><text:a xlink:type="simple" xlink:href="#__RefHeading___Toc2796_2669661622" text:style-name="Index_20_Link" text:visited-style-name="Index_20_Link">4 Tutorial<text:tab/>2</text:a></text:p>
          <text:p text:style-name="P15"><text:a xlink:type="simple" xlink:href="#__RefHeading___Toc2798_2669661622" text:style-name="Index_20_Link" text:visited-style-name="Index_20_Link">4.1 Compilation<text:tab/>2</text:a></text:p>
          <text:p text:style-name="P15"><text:a xlink:type="simple" xlink:href="#__RefHeading___Toc2800_2669661622" text:style-name="Index_20_Link" text:visited-style-name="Index_20_Link">4.2 Meta resource structure<text:tab/>3</text:a></text:p>
          <text:p text:style-name="P15"><text:a xlink:type="simple" xlink:href="#__RefHeading___Toc2910_2669661622" text:style-name="Index_20_Link" text:visited-style-name="Index_20_Link">4.3 Supported types<text:tab/>3</text:a></text:p>
          <text:p text:style-name="P15"><text:a xlink:type="simple" xlink:href="#__RefHeading___Toc2804_2669661622" text:style-name="Index_20_Link" text:visited-style-name="Index_20_Link">4.4 Demo projects<text:tab/>3</text:a></text:p>
        </text:index-body>
      </text:table-of-content>
      <text:p text:style-name="P8"/>
      <text:list xml:id="list3582411184" text:style-name="WWNum2">
        <text:list-item>
          <text:list>
            <text:list-item>
              <text:h text:style-name="P20" text:outline-level="2"><text:bookmark-start text:name="__RefHeading___Toc2790_2669661622"/>Introduction<text:bookmark-end text:name="__RefHeading___Toc2790_2669661622"/></text:h>
            </text:list-item>
          </text:list>
        </text:list-item>
      </text:list>
      <text:p text:style-name="P2">Presents tool for building typed meta data from JPA Entities.</text:p>
      <text:p text:style-name="P2">Generated Mata data feeds ccbus.system.query API and provides typed and safe queries.</text:p>
      <text:list xml:id="list102623036376496" text:continue-numbering="true" text:style-name="WWNum2">
        <text:list-item>
          <text:list>
            <text:list-item>
              <text:h text:style-name="P20" text:outline-level="2"><text:bookmark-start text:name="__RefHeading___Toc2792_2669661622"/>Requirements<text:bookmark-end text:name="__RefHeading___Toc2792_2669661622"/></text:h>
            </text:list-item>
          </text:list>
        </text:list-item>
      </text:list>
      <text:list xml:id="list2776804856" text:style-name="WWNum3">
        <text:list-item>
          <text:p text:style-name="P23">Java 8 </text:p>
        </text:list-item>
        <text:list-item>
          <text:p text:style-name="P23">Maven tool</text:p>
        </text:list-item>
      </text:list>
      <text:list xml:id="list102622426929792" text:continue-list="list102623036376496" text:style-name="WWNum2">
        <text:list-item>
          <text:list>
            <text:list-item>
              <text:h text:style-name="P20" text:outline-level="2"><text:bookmark-start text:name="__RefHeading___Toc2794_2669661622"/>Installation<text:bookmark-end text:name="__RefHeading___Toc2794_2669661622"/></text:h>
            </text:list-item>
          </text:list>
        </text:list-item>
      </text:list>
      <text:p text:style-name="P1"/>
      <text:list xml:id="list2562757426" text:style-name="WWNum4">
        <text:list-item>
          <text:p text:style-name="P24">Checkout Ccbus db meta generator tool</text:p>
        </text:list-item>
      </text:list>
      <text:p text:style-name="P10">terminal$ svn export svn://192.168.0.2/projects/ccbus/ccbusDbTool/trunk/release/ccbus-dbtool.jar <text:s/>.</text:p>
      <text:p text:style-name="P10">#Make the bin executable</text:p>
      <text:p text:style-name="P10">[For linux] terminal$ sudo chmod +x <text:s/>ccbus-dbtool.jar</text:p>
      <text:list xml:id="list3105551693" text:style-name="WWNum5">
        <text:list-item>
          <text:p text:style-name="P25">Show help:</text:p>
        </text:list-item>
      </text:list>
      <text:p text:style-name="Text_20_body"><text:span text:style-name="T3"><text:tab/> <text:s text:c="5"/></text:span><text:span text:style-name="T4">java -jar ccbus-dbtool.jar -h</text:span></text:p>
      <text:list xml:id="list102622294586187" text:continue-numbering="true" text:style-name="WWNum5">
        <text:list-item>
          <text:p text:style-name="P25"><text:bookmark-start text:name="__DdeLink__562_3260222183"/>Generate configuration file:<text:bookmark-end text:name="__DdeLink__562_3260222183"/></text:p>
        </text:list-item>
      </text:list>
      <text:p text:style-name="P7">java -jar ccbus-dbtool.jar -g</text:p>
      <text:p text:style-name="P7"/>
      <text:p text:style-name="P7"/>
      <text:p text:style-name="P7"><text:soft-page-break/></text:p>
      <text:list xml:id="list102622337376356" text:continue-numbering="true" text:style-name="WWNum5">
        <text:list-item>
          <text:p text:style-name="P25"><draw:custom-shape text:anchor-type="paragraph" draw:z-index="3" draw:name="Shape1" draw:style-name="gr1" draw:text-style-name="P28" svg:width="5.6094in" svg:height="1.5488in" svg:x="0.4665in" svg:y="0.3598in"><text:p text:style-name="P3"><text:span text:style-name="T5">[Project]</text:span><text:line-break/><text:span text:style-name="T6">projectPath</text:span><text:span text:style-name="T7">=/home/artyom/dev/java/ccbusSystemLib</text:span><text:line-break/><text:span text:style-name="T6">relativeSrcPath</text:span><text:span text:style-name="T7">=src/main/java/</text:span><text:line-break/><text:span text:style-name="T6">rootPackage</text:span><text:span text:style-name="T7">=ccbus.system</text:span><text:line-break/><text:line-break/><text:span text:style-name="T5">[Entity]</text:span><text:line-break/><text:span text:style-name="T6">entityPackage</text:span><text:span text:style-name="T7">=ccbus.system.test</text:span></text:p><text:p text:style-name="P3"><text:span text:style-name="T6">entityPackage</text:span><text:span text:style-name="T7">=ccbus.system.testAlt</text:span><text:line-break/><text:span text:style-name="T6">metaPackage</text:span><text:span text:style-name="T7">=ccbus.system.meta</text:span></text:p><text:p text:style-name="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et up configuration file , example below:</text:p>
        </text:list-item>
      </text:list>
      <text:p text:style-name="P6">[Project] - Maven (Spring) project</text:p>
      <text:p text:style-name="P6">[Entity] - Entity package configuration</text:p>
      <text:list xml:id="list2200848308" text:style-name="WWNum7">
        <text:list-item>
          <text:p text:style-name="P26">entityPackage - package name used to resolve Entity path. Could provide more than one package</text:p>
        </text:list-item>
        <text:list-item>
          <text:p text:style-name="P26">metaPackage - package name used to generate meta structure resources (directory, files).</text:p>
        </text:list-item>
      </text:list>
      <text:p text:style-name="P11"><text:tab/></text:p>
      <text:list xml:id="list102621868560583" text:continue-list="list102622426929792" text:style-name="WWNum2">
        <text:list-item>
          <text:list>
            <text:list-item>
              <text:h text:style-name="P20" text:outline-level="2"><text:bookmark-start text:name="__RefHeading___Toc2796_2669661622"/>Tutorial<text:bookmark-end text:name="__RefHeading___Toc2796_2669661622"/></text:h>
              <text:list>
                <text:list-item>
                  <text:list>
                    <text:list-item>
                      <text:h text:style-name="P21" text:outline-level="4"><text:bookmark-start text:name="__RefHeading___Toc2798_2669661622"/>Compilation<text:bookmark-end text:name="__RefHeading___Toc2798_266966162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Every project should have separate configuration file. Put compilation tool with configuration file in your project root path. </text:p>
      <text:p text:style-name="Text_20_body">Compile file with:</text:p>
      <text:p text:style-name="P12">java -jar ccbus-dbtool.jar <text:s/>src/main/java/ccbus/system/test/Shape.jav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02623312014328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h text:style-name="P21" text:outline-level="4"><text:bookmark-start text:name="__RefHeading___Toc2800_2669661622"/>Meta resource structure<text:bookmark-end text:name="__RefHeading___Toc2800_266966162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Bold text presents directory.</text:p>
      <text:p text:style-name="Standard"><text:soft-page-break/><text:s text:c="6"/><text:span text:style-name="T2"><text:s text:c="2"/>src <text:s text:c="2"/></text:span></text:p>
      <text:p text:style-name="P18"><text:tab/>|</text:p>
      <text:p text:style-name="P18"><text:tab/>java</text:p>
      <text:p text:style-name="P4">|</text:p>
      <text:p text:style-name="P5">ccbus</text:p>
      <text:p text:style-name="Standard"><text:tab/><text:tab/>|</text:p>
      <text:p text:style-name="Standard"><text:tab/><text:tab/> <text:span text:style-name="T2">meta</text:span> <text:s text:c="2"/># Directory name depends on the metaPackage</text:p>
      <text:p text:style-name="Standard"><text:tab/><text:tab/> <text:s text:c="8"/>|</text:p>
      <text:p text:style-name="Standard"><text:tab/><text:tab/> <text:s text:c="8"/>Meta.java # Root meta file. Provides access to all meta entities</text:p>
      <text:p text:style-name="Standard"><text:tab/><text:tab/> <text:s text:c="8"/>|</text:p>
      <text:p text:style-name="Standard"><text:tab/><text:tab/> <text:s text:c="8"/>Meta_Entity1.java # Meta file for Entity1. </text:p>
      <text:p text:style-name="Standard"><text:tab/><text:tab/> <text:s text:c="8"/>|</text:p>
      <text:p text:style-name="Standard"><text:tab/><text:tab/> <text:s text:c="8"/>Meta_Entity2.java # Meta file for Entity1. </text:p>
      <text:p text:style-name="Standard"><text:tab/><text:tab/> <text:s text:c="8"/>.</text:p>
      <text:p text:style-name="Standard"><text:tab/><text:tab/> <text:s text:c="8"/>.<text:tab/></text:p>
      <text:p text:style-name="Standard"><text:tab/><text:tab/> <text:s text:c="8"/>.</text:p>
      <text:h text:style-name="P22" text:outline-level="4"/>
      <text:list xml:id="list102622845923804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h text:style-name="P21" text:outline-level="4"><text:bookmark-start text:name="__RefHeading___Toc2910_2669661622"/>Supported types<text:bookmark-end text:name="__RefHeading___Toc2910_266966162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Parser should support all JPA supported types, but following types are confirmed:</text:p>
      <text:list xml:id="list3300124057" text:style-name="WWNum6">
        <text:list-item>
          <text:p text:style-name="P27">All java primitive types supported by JPA.</text:p>
        </text:list-item>
        <text:list-item>
          <text:p text:style-name="P27">Date (sql and util, sql.Date extends util.Date)</text:p>
        </text:list-item>
        <text:list-item>
          <text:p text:style-name="P27">Joda DateTime</text:p>
        </text:list-item>
        <text:list-item>
          <text:p text:style-name="P27">Enum (inner enum)</text:p>
        </text:list-item>
      </text:list>
      <text:list xml:id="list102623684995273" text:continue-list="list102622845923804" text:style-name="WWNum2">
        <text:list-item>
          <text:list>
            <text:list-item>
              <text:list>
                <text:list-item>
                  <text:list>
                    <text:list-item>
                      <text:h text:style-name="P21" text:outline-level="4"><text:bookmark-start text:name="__RefHeading___Toc2804_2669661622"/>Demo projects<text:bookmark-end text:name="__RefHeading___Toc2804_266966162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For demo project please checkout following:</text:p>
      <text:p text:style-name="P10">ccbus/ccbusSystemLib/</text:p>
      <text:p text:style-name="Text_20_body"/>
      <text:p text:style-name="P9">Happy coding :)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DejaVu Sans" style:font-family-complex="'DejaVu San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OA_20_Heading" style:display-name="TOA Heading" style:family="paragraph" style:parent-style-name="Heading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default-outline-level="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2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2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2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2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2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2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2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2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2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2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2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2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2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2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2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2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2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2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2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2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2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2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2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2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2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2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2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2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2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2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2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2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2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2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2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0" style:display-name="ListLabel 280" style:family="text">
      <style:text-properties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2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2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2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2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2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2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2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2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2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OpenSymbol2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" style:font-family-generic-complex="system" style:font-pitch-complex="variable"/>
    </style:style>
    <style:style style:name="ListLabel_20_307" style:display-name="ListLabel 307" style:family="text">
      <style:text-properties style:font-name-complex="OpenSymbol2" style:font-family-complex="OpenSymbol" style:font-family-generic-complex="system" style:font-pitch-complex="variable"/>
    </style:style>
    <style:style style:name="ListLabel_20_308" style:display-name="ListLabel 308" style:family="text">
      <style:text-properties style:font-name-complex="OpenSymbol2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complex="OpenSymbol2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-complex="OpenSymbol2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2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2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2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2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2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2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2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style:style style:name="ListLabel_20_334" style:display-name="ListLabel 334" style:family="text">
      <style:text-properties style:font-name-complex="OpenSymbol2" style:font-family-complex="OpenSymbol" style:font-family-generic-complex="system" style:font-pitch-complex="variable"/>
    </style:style>
    <style:style style:name="ListLabel_20_335" style:display-name="ListLabel 335" style:family="text">
      <style:text-properties style:font-name-complex="OpenSymbol2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-complex="OpenSymbol2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-complex="OpenSymbol2" style:font-family-complex="OpenSymbol" style:font-family-generic-complex="system" style:font-pitch-complex="variable"/>
    </style:style>
    <style:style style:name="ListLabel_20_338" style:display-name="ListLabel 338" style:family="text">
      <style:text-properties style:font-name-complex="OpenSymbol2" style:font-family-complex="OpenSymbol" style:font-family-generic-complex="system" style:font-pitch-complex="variable"/>
    </style:style>
    <style:style style:name="ListLabel_20_339" style:display-name="ListLabel 339" style:family="text">
      <style:text-properties style:font-name-complex="OpenSymbol2" style:font-family-complex="OpenSymbol" style:font-family-generic-complex="system" style:font-pitch-complex="variable"/>
    </style:style>
    <style:style style:name="ListLabel_20_340" style:display-name="ListLabel 340" style:family="text">
      <style:text-properties style:font-name-complex="OpenSymbol2" style:font-family-complex="OpenSymbol" style:font-family-generic-complex="system" style:font-pitch-complex="variable"/>
    </style:style>
    <style:style style:name="ListLabel_20_341" style:display-name="ListLabel 341" style:family="text">
      <style:text-properties style:font-name-complex="OpenSymbol2" style:font-family-complex="OpenSymbol" style:font-family-generic-complex="system" style:font-pitch-complex="variable"/>
    </style:style>
    <style:style style:name="ListLabel_20_342" style:display-name="ListLabel 342" style:family="text">
      <style:text-properties style:font-name-complex="OpenSymbol2" style:font-family-complex="OpenSymbol" style:font-family-generic-complex="system" style:font-pitch-complex="variable"/>
    </style:style>
    <style:style style:name="ListLabel_20_343" style:display-name="ListLabel 343" style:family="text">
      <style:text-properties style:font-name-complex="OpenSymbol2" style:font-family-complex="OpenSymbol" style:font-family-generic-complex="system" style:font-pitch-complex="variable"/>
    </style:style>
    <style:style style:name="ListLabel_20_344" style:display-name="ListLabel 344" style:family="text">
      <style:text-properties style:font-name-complex="OpenSymbol2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complex="OpenSymbol2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OpenSymbol2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complex="OpenSymbol2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2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OpenSymbol2" style:font-family-complex="OpenSymbol" style:font-family-generic-complex="system" style:font-pitch-complex="variable"/>
    </style:style>
    <style:style style:name="ListLabel_20_350" style:display-name="ListLabel 350" style:family="text">
      <style:text-properties style:font-name-complex="OpenSymbol2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2" style:font-family-complex="OpenSymbol" style:font-family-generic-complex="system" style:font-pitch-complex="variable"/>
    </style:style>
    <style:style style:name="ListLabel_20_352" style:display-name="ListLabel 352" style:family="text">
      <style:text-properties style:font-name-complex="OpenSymbol2" style:font-family-complex="OpenSymbol" style:font-family-generic-complex="system" style:font-pitch-complex="variable"/>
    </style:style>
    <style:style style:name="ListLabel_20_353" style:display-name="ListLabel 353" style:family="text">
      <style:text-properties style:font-name-complex="OpenSymbol2" style:font-family-complex="OpenSymbol" style:font-family-generic-complex="system" style:font-pitch-complex="variable"/>
    </style:style>
    <style:style style:name="ListLabel_20_354" style:display-name="ListLabel 354" style:family="text">
      <style:text-properties style:font-name-complex="OpenSymbol2" style:font-family-complex="OpenSymbol" style:font-family-generic-complex="system" style:font-pitch-complex="variable"/>
    </style:style>
    <style:style style:name="ListLabel_20_355" style:display-name="ListLabel 355" style:family="text">
      <style:text-properties style:font-name-complex="OpenSymbol2" style:font-family-complex="OpenSymbol" style:font-family-generic-complex="system" style:font-pitch-complex="variable"/>
    </style:style>
    <style:style style:name="ListLabel_20_356" style:display-name="ListLabel 356" style:family="text">
      <style:text-properties style:font-name-complex="OpenSymbol2" style:font-family-complex="OpenSymbol" style:font-family-generic-complex="system" style:font-pitch-complex="variable"/>
    </style:style>
    <style:style style:name="ListLabel_20_357" style:display-name="ListLabel 357" style:family="text">
      <style:text-properties style:font-name-complex="OpenSymbol2" style:font-family-complex="OpenSymbol" style:font-family-generic-complex="system" style:font-pitch-complex="variable"/>
    </style:style>
    <style:style style:name="ListLabel_20_358" style:display-name="ListLabel 358" style:family="text">
      <style:text-properties style:font-name-complex="OpenSymbol2" style:font-family-complex="OpenSymbol" style:font-family-generic-complex="system" style:font-pitch-complex="variable"/>
    </style:style>
    <style:style style:name="ListLabel_20_359" style:display-name="ListLabel 359" style:family="text">
      <style:text-properties style:font-name-complex="OpenSymbol2" style:font-family-complex="OpenSymbol" style:font-family-generic-complex="system" style:font-pitch-complex="variable"/>
    </style:style>
    <style:style style:name="ListLabel_20_360" style:display-name="ListLabel 360" style:family="text">
      <style:text-properties style:font-name-complex="OpenSymbol2" style:font-family-complex="OpenSymbol" style:font-family-generic-complex="system" style:font-pitch-complex="variable"/>
    </style:style>
    <style:style style:name="ListLabel_20_361" style:display-name="ListLabel 361" style:family="text">
      <style:text-properties style:font-name-complex="OpenSymbol2" style:font-family-complex="OpenSymbol" style:font-family-generic-complex="system" style:font-pitch-complex="variable"/>
    </style:style>
    <style:style style:name="ListLabel_20_362" style:display-name="ListLabel 362" style:family="text">
      <style:text-properties style:font-name-complex="OpenSymbol2" style:font-family-complex="OpenSymbol" style:font-family-generic-complex="system" style:font-pitch-complex="variable"/>
    </style:style>
    <style:style style:name="ListLabel_20_363" style:display-name="ListLabel 363" style:family="text">
      <style:text-properties style:font-name-complex="OpenSymbol2" style:font-family-complex="OpenSymbol" style:font-family-generic-complex="system" style:font-pitch-complex="variable"/>
    </style:style>
    <style:style style:name="ListLabel_20_364" style:display-name="ListLabel 364" style:family="text">
      <style:text-properties style:font-name-complex="OpenSymbol2" style:font-family-complex="OpenSymbol" style:font-family-generic-complex="system" style:font-pitch-complex="variable"/>
    </style:style>
    <style:style style:name="ListLabel_20_365" style:display-name="ListLabel 365" style:family="text">
      <style:text-properties style:font-name-complex="OpenSymbol2" style:font-family-complex="OpenSymbol" style:font-family-generic-complex="system" style:font-pitch-complex="variable"/>
    </style:style>
    <style:style style:name="ListLabel_20_366" style:display-name="ListLabel 366" style:family="text">
      <style:text-properties style:font-name-complex="OpenSymbol2" style:font-family-complex="OpenSymbol" style:font-family-generic-complex="system" style:font-pitch-complex="variable"/>
    </style:style>
    <style:style style:name="ListLabel_20_367" style:display-name="ListLabel 367" style:family="text">
      <style:text-properties style:font-name-complex="OpenSymbol2" style:font-family-complex="OpenSymbol" style:font-family-generic-complex="system" style:font-pitch-complex="variable"/>
    </style:style>
    <style:style style:name="ListLabel_20_368" style:display-name="ListLabel 368" style:family="text">
      <style:text-properties style:font-name-complex="OpenSymbol2" style:font-family-complex="OpenSymbol" style:font-family-generic-complex="system" style:font-pitch-complex="variable"/>
    </style:style>
    <style:style style:name="ListLabel_20_369" style:display-name="ListLabel 369" style:family="text">
      <style:text-properties style:font-name-complex="OpenSymbol2" style:font-family-complex="OpenSymbol" style:font-family-generic-complex="system" style:font-pitch-complex="variable"/>
    </style:style>
    <style:style style:name="ListLabel_20_370" style:display-name="ListLabel 370" style:family="text">
      <style:text-properties style:font-name-complex="OpenSymbol2" style:font-family-complex="OpenSymbol" style:font-family-generic-complex="system" style:font-pitch-complex="variable"/>
    </style:style>
    <style:style style:name="ListLabel_20_371" style:display-name="ListLabel 371" style:family="text">
      <style:text-properties style:font-name-complex="OpenSymbol2" style:font-family-complex="OpenSymbol" style:font-family-generic-complex="system" style:font-pitch-complex="variable"/>
    </style:style>
    <style:style style:name="ListLabel_20_372" style:display-name="ListLabel 372" style:family="text">
      <style:text-properties style:font-name-complex="OpenSymbol2" style:font-family-complex="OpenSymbol" style:font-family-generic-complex="system" style:font-pitch-complex="variable"/>
    </style:style>
    <style:style style:name="ListLabel_20_373" style:display-name="ListLabel 373" style:family="text">
      <style:text-properties style:font-name-complex="OpenSymbol2" style:font-family-complex="OpenSymbol" style:font-family-generic-complex="system" style:font-pitch-complex="variable"/>
    </style:style>
    <style:style style:name="ListLabel_20_374" style:display-name="ListLabel 374" style:family="text">
      <style:text-properties style:font-name-complex="OpenSymbol2" style:font-family-complex="OpenSymbol" style:font-family-generic-complex="system" style:font-pitch-complex="variable"/>
    </style:style>
    <style:style style:name="ListLabel_20_375" style:display-name="ListLabel 375" style:family="text">
      <style:text-properties style:font-name-complex="OpenSymbol2" style:font-family-complex="OpenSymbol" style:font-family-generic-complex="system" style:font-pitch-complex="variable"/>
    </style:style>
    <style:style style:name="ListLabel_20_376" style:display-name="ListLabel 376" style:family="text">
      <style:text-properties style:font-name-complex="OpenSymbol2" style:font-family-complex="OpenSymbol" style:font-family-generic-complex="system" style:font-pitch-complex="variable"/>
    </style:style>
    <style:style style:name="ListLabel_20_377" style:display-name="ListLabel 377" style:family="text">
      <style:text-properties style:font-name-complex="OpenSymbol2" style:font-family-complex="OpenSymbol" style:font-family-generic-complex="system" style:font-pitch-complex="variable"/>
    </style:style>
    <style:style style:name="ListLabel_20_378" style:display-name="ListLabel 378" style:family="text">
      <style:text-properties style:font-name-complex="OpenSymbol2" style:font-family-complex="OpenSymbol" style:font-family-generic-complex="system" style:font-pitch-complex="variable"/>
    </style:style>
    <style:style style:name="ListLabel_20_379" style:display-name="ListLabel 379" style:family="text">
      <style:text-properties style:font-name-complex="OpenSymbol2" style:font-family-complex="OpenSymbol" style:font-family-generic-complex="system" style:font-pitch-complex="variable"/>
    </style:style>
    <style:style style:name="ListLabel_20_380" style:display-name="ListLabel 380" style:family="text">
      <style:text-properties style:font-name-complex="OpenSymbol2" style:font-family-complex="OpenSymbol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" style:font-family-generic-complex="system" style:font-pitch-complex="variable"/>
    </style:style>
    <style:style style:name="ListLabel_20_397" style:display-name="ListLabel 397" style:family="text">
      <style:text-properties style:font-name-complex="OpenSymbol2" style:font-family-complex="OpenSymbol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" style:font-family-generic-complex="system" style:font-pitch-complex="variable"/>
    </style:style>
    <style:style style:name="ListLabel_20_406" style:display-name="ListLabel 406" style:family="text">
      <style:text-properties style:font-name-complex="OpenSymbol2" style:font-family-complex="OpenSymbol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70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ListLabel_20_371" style:num-suffix="◦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style-name="ListLabel_20_372" style:num-suffix="▪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4" text:style-name="ListLabel_20_37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ListLabel_20_374" style:num-suffix="◦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6" text:style-name="ListLabel_20_375" style:num-suffix="▪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7" text:style-name="ListLabel_20_376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ListLabel_20_377" style:num-suffix="◦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9" text:style-name="ListLabel_20_378" style:num-suffix="▪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7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8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8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8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8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8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8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8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88" style:num-suffix="" text:bullet-char="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ListLabel_20_389" style:num-suffix="◦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3" text:style-name="ListLabel_20_390" style:num-suffix="▪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4" text:style-name="ListLabel_20_39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ListLabel_20_392" style:num-suffix="◦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6" text:style-name="ListLabel_20_393" style:num-suffix="▪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7" text:style-name="ListLabel_20_39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ListLabel_20_395" style:num-suffix="◦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9" text:style-name="ListLabel_20_396" style:num-suffix="▪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9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9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9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0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0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0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0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0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0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0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ListLabel_20_40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3" text:style-name="ListLabel_20_40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41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6" text:style-name="ListLabel_20_41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7" text:style-name="ListLabel_20_412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ListLabel_20_413" style:num-suffix="◦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bullet text:level="9" text:style-name="ListLabel_20_414" style:num-suffix="▪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4af7a"/>
    </style:style>
    <style:style style:name="Mfr1" style:family="graphic" style:parent-style-name="Graphics">
      <style:graphic-properties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17in" fo:margin-left="0in" fo:margin-right="0in" fo:margin-bottom="0.252in" style:dynamic-spacing="true"/>
      </style:header-style>
      <style:footer-style>
        <style:header-footer-properties fo:min-height="0.2917in" fo:margin-left="0in" fo:margin-right="0in" fo:margin-top="0.25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4" text:anchor-type="char" svg:x="0.0201in" svg:y="-0.3902in" svg:width="0.5in" svg:height="0.5098in" draw:z-index="2"><draw:image xlink:href="Pictures/10000201000000A5000000AB59413A7F4CDB3B80.png" xlink:type="simple" xlink:show="embed" xlink:actuate="onLoad" loext:mime-type="image/png"/></draw:frame></text:p>
      </style:header>
      <style:footer>
        <text:p text:style-name="Footer"><text:span text:style-name="MT1"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05T14:08:18</meta:creation-date>
    <meta:initial-creator>Artyom Radulov</meta:initial-creator>
    <dc:language>en-US</dc:language>
    <dc:date>2021-01-07T10:26:21.692241154</dc:date>
    <meta:editing-cycles>48</meta:editing-cycles>
    <meta:editing-duration>PT2H27M20S</meta:editing-duration>
    <meta:generator>LibreOffice/6.4.6.2$Linux_X86_64 LibreOffice_project/40$Build-2</meta:generator>
    <meta:document-statistic meta:table-count="0" meta:image-count="1" meta:object-count="0" meta:page-count="3" meta:paragraph-count="68" meta:word-count="294" meta:character-count="2177" meta:non-whitespace-character-count="1833"/>
  </office:meta>
</office:document-meta>
</file>